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69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69">;;;;;;;;;;;;;;;;;;;;;;;;;;;;;;;;;;;;;;;;;;;;;;;;;;;;;;;;BLACK HOLE</text:p>
      <text:p text:style-name="P3"/>
      <text:p text:style-name="P70">checkholdinghole</text:p>
      <text:p text:style-name="P70"><text:tab/>ld a,(objectscarried)</text:p>
      <text:p text:style-name="P69"><text:tab/>cp 6<text:tab/>;;;hole</text:p>
      <text:p text:style-name="P69"><text:tab/>ret nz</text:p>
      <text:p text:style-name="P69"><text:tab/>ld hl,objectscarried</text:p>
      <text:p text:style-name="P70">droplp</text:p>
      <text:p text:style-name="P70"><text:tab/>ld a,(hl)</text:p>
      <text:p text:style-name="P69"><text:tab/>cp 2</text:p>
      <text:p text:style-name="P69"><text:tab/>jr c,enddrop</text:p>
      <text:p text:style-name="P69"><text:tab/>ld c,a</text:p>
      <text:p text:style-name="P69"><text:tab/>ld (hl),0</text:p>
      <text:p text:style-name="P69"><text:tab/>push hl</text:p>
      <text:p text:style-name="P69"><text:tab/>call dropobject</text:p>
      <text:p text:style-name="P69"><text:tab/>pop hl</text:p>
      <text:p text:style-name="P69"><text:tab/>inc hl</text:p>
      <text:p text:style-name="P69"><text:tab/>jr droplp</text:p>
      <text:p text:style-name="P70">enddrop</text:p>
      <text:p text:style-name="P70"><text:tab/>ld hl,holdingholemess</text:p>
      <text:p text:style-name="P69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3">resetrat<text:tab/>equ printmoving</text:p>
      <text:p text:style-name="P30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0">ratcoll</text:p>
      <text:p text:style-name="P30"><text:tab/>cp 1</text:p>
      <text:p text:style-name="P1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02T17:12:46.007751105</dc:date>
    <meta:editing-duration>P2DT22H30M7S</meta:editing-duration>
    <meta:editing-cycles>22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